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7ca1f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7ca1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7ca1f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ca1f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7ca1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style:font-name="arial" officeooo:paragraph-rsid="0007ca1f"/>
    </style:style>
    <style:style style:name="P13" style:family="paragraph" style:parent-style-name="UrbanTitle">
      <style:text-properties style:font-name="arial" style:text-underline-style="none" officeooo:paragraph-rsid="0007ca1f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9">do text</text:span></text:p><text:p text:style-name="P14"><text:span text:style-name="T1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Enquête publique : attestation d'affichage</text:p>
      <text:p text:style-name="P9"/>
      <text:p text:style-name="P9"><text:span text:style-name="T6"><office:annotation><dc:creator>Gauthier Bastien</dc:creator><dc:date>2011-01-13T14:56:41</dc:date><text:p text:style-name="P14"><text:span text:style-name="T19">do text</text:span></text:p><text:p text:style-name="P14"><text:span text:style-name="T19">from document(at=reference, format='odt')</text:span></text:p></office:annotation></text:span>Import depuis reference.odt</text:p>
      <text:p text:style-name="P9"/>
      <text:p text:style-name="P11"><office:annotation><dc:creator>Gauthier Bastien</dc:creator><dc:date>2011-02-16T16:12:24</dc:date><text:p text:style-name="P14"><text:span text:style-name="T24">do text if len(</text:span><text:span text:style-name="T23">urbanEventObj.getClaimants()</text:span><text:span text:style-name="T24">) &gt; 1</text:span></text:p></office:annotation><text:span text:style-name="T5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22">do text if not len(</text:span><text:span text:style-name="T23">urbanEventObj.getClaimants()</text:span><text:span text:style-name="T22">) &gt; 1</text:span></text:p></office:annotation><text:span text:style-name="T5">Demandeur :</text:span> <text:text-input text:description="Demandeurs">self.getApplicantsSignaletic()</text:text-input></text:p>
      <text:p text:style-name="P11"><text:span text:style-name="T5">Objet :</text:span> <text:text-input text:description="Objet des travaux">self.getLicenceSubject()</text:text-input></text:p>
      <text:p text:style-name="P11"><text:span text:style-name="T5">Situation :</text:span> <text:text-input text:description="Situation des travaux">self.getWorkLocationSignaletic()</text:text-input></text:p>
      <text:p text:style-name="P11"><text:span text:style-name="T5">Référence cadastrale</text:span> : <text:text-input text:description="Parcelles">self.getPortionOutsText()</text:text-input></text:p>
      <text:p text:style-name="P11"/>
      <text:p text:style-name="P11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1"/>
      <text:p text:style-name="P11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20">do text if not tool.isDecentralized or (</text:span><text:span text:style-name="T21">tool.isDecentralized </text:span><text:span text:style-name="T2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20">do text if </text:span><text:span text:style-name="T21">tool.isDecentralized </text:span><text:span text:style-name="T2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><text:soft-page-break/><office:annotation><dc:creator>Gauthier Bastien</dc:creator><dc:date>2011-01-13T14:56:41</dc:date><text:p text:style-name="P14"><text:span text:style-name="T19">do text</text:span></text:p><text:p text:style-name="P14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34:41.876616389</dc:date>
    <dc:language>fr-FR</dc:language>
    <meta:editing-cycles>141</meta:editing-cycles>
    <meta:editing-duration>P2DT5H48M35S</meta:editing-duration>
    <meta:document-statistic meta:table-count="1" meta:image-count="0" meta:object-count="0" meta:page-count="2" meta:paragraph-count="22" meta:word-count="288" meta:character-count="2200" meta:non-whitespace-character-count="1960"/>
    <meta:user-defined meta:name="Info 1"/>
    <meta:user-defined meta:name="Info 2"/>
    <meta:user-defined meta:name="Info 3"/>
    <meta:user-defined meta:name="Info 4"/>
  </office:meta>
</office:document-meta>
</file>